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8E0000008E895DAFDFE61AF13A.png" manifest:media-type="image/png"/>
  <manifest:file-entry manifest:full-path="Pictures/100000000000008E0000008E4ECC31E10EF172DF.png" manifest:media-type="image/png"/>
  <manifest:file-entry manifest:full-path="Pictures/1000020100000207000000A7D382AF0617486384.png" manifest:media-type="image/png"/>
  <manifest:file-entry manifest:full-path="Pictures/100000000000008E0000008E4D168AA0ADF52ADD.png" manifest:media-type="image/png"/>
  <manifest:file-entry manifest:full-path="Pictures/100000000000008E0000008E4A2C539770445D91.png" manifest:media-type="image/png"/>
  <manifest:file-entry manifest:full-path="Pictures/100000000000008E0000008E7BAE23C5DE3B69C7.png" manifest:media-type="image/png"/>
  <manifest:file-entry manifest:full-path="Pictures/100002010000012C0000006119E1D2712E4A63C0.png" manifest:media-type="image/png"/>
  <manifest:file-entry manifest:full-path="Pictures/10000000000009C40000057E827F0AADC99E28CD.png" manifest:media-type="image/png"/>
  <manifest:file-entry manifest:full-path="Pictures/10000000000009C40000057E03D106483533C329.png" manifest:media-type="image/png"/>
  <manifest:file-entry manifest:full-path="Pictures/10000000000009C40000057EBA553E8AF74FE868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4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CUSTOM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6" style:family="presentation" style:parent-style-name="CUSTOM_5f_1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7" style:family="presentation" style:parent-style-name="CUSTOM_5f_1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8" style:family="presentation" style:parent-style-name="CUSTOM_5f_1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9" style:family="presentation" style:parent-style-name="CUSTOM_5f_1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CUSTOM_5f_1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CUSTOM_5f_1-subtitle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2" style:family="presentation" style:parent-style-name="CUSTOM_5f_1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CUSTOM_5f_1-subtitle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4" style:family="presentation" style:parent-style-name="CUSTOM_5f_1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CUSTOM_5f_1-subtitle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6" style:family="presentation" style:parent-style-name="CUSTOM_5f_1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CUSTOM_5f_1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CUSTOM_5f_1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CUSTOM_5f_1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CUSTOM_5f_1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CUSTOM_5f_1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simple-light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3" style:family="presentation" style:parent-style-name="simple-light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24" style:family="presentation" style:parent-style-name="simple-ligh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2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4pt"/>
    </style:style>
    <style:style style:name="P10" style:family="paragraph">
      <style:paragraph-properties fo:margin-left="0cm" fo:margin-right="0cm" fo:margin-top="0.212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282cm" fo:margin-bottom="0cm" fo:line-height="108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08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282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5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881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Proxima Nova" fo:font-size="14pt" fo:letter-spacing="normal" fo:font-style="normal" style:text-underline-style="none" fo:font-weight="normal" style:font-name-asian="Proxima Nova" style:font-size-asian="14pt" style:font-style-asian="normal" style:font-weight-asian="normal" style:font-name-complex="Proxima Nova" style:font-size-complex="14pt" style:font-style-complex="normal" style:font-weight-complex="normal"/>
    </style:style>
    <style:style style:name="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18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Proxima Nova" fo:font-size="24pt" fo:letter-spacing="normal" fo:font-style="normal" style:text-underline-style="none" fo:font-weight="bold" style:font-name-asian="Proxima Nova" style:font-size-asian="24pt" style:font-style-asian="normal" style:font-weight-asian="bold" style:font-name-complex="Proxima Nova" style:font-size-complex="24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Proxima Nova" fo:font-size="16pt" fo:letter-spacing="normal" fo:font-style="normal" style:text-underline-style="none" fo:font-weight="normal" style:font-name-asian="Proxima Nova" style:font-size-asian="16pt" style:font-style-asian="normal" style:font-weight-asian="normal" style:font-name-complex="Proxima Nova" style:font-size-complex="1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Proxima Nova" fo:font-size="12pt" fo:letter-spacing="normal" fo:font-style="normal" style:text-underline-style="none" fo:font-weight="normal" style:font-name-asian="Proxima Nova" style:font-size-asian="12pt" style:font-style-asian="normal" style:font-weight-asian="normal" style:font-name-complex="Proxima Nova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Proxima Nova" fo:font-size="8pt" fo:letter-spacing="normal" fo:font-style="normal" style:text-underline-style="none" fo:font-weight="normal" style:font-name-asian="Proxima Nova" style:font-size-asian="8pt" style:font-style-asian="normal" style:font-weight-asian="normal" style:font-name-complex="Proxima Nova" style:font-size-complex="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Proxima Nova" fo:font-size="28pt" fo:letter-spacing="normal" fo:font-style="normal" style:text-underline-style="none" fo:font-weight="normal" style:font-name-asian="Proxima Nova" style:font-size-asian="28pt" style:font-style-asian="normal" style:font-weight-asian="normal" style:font-name-complex="Proxima Nova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Proxima Nova" fo:font-size="14pt" fo:letter-spacing="normal" fo:font-style="normal" style:text-underline-style="none" fo:font-weight="normal" style:font-name-asian="Proxima Nova" style:font-size-asian="14pt" style:font-style-asian="normal" style:font-weight-asian="normal" style:font-name-complex="Proxima Nova" style:font-size-complex="14pt" style:font-style-complex="normal" style:font-weight-complex="normal"/>
    </style:style>
    <style:style style:name="T7" style:family="text">
      <style:text-properties fo:font-variant="normal" fo:text-transform="none" fo:color="#1155cc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Proxima Nova" fo:font-size="14pt" fo:letter-spacing="normal" fo:font-style="italic" style:text-underline-style="none" fo:font-weight="normal" style:font-name-asian="Proxima Nova" style:font-size-asian="14pt" style:font-style-asian="italic" style:font-weight-asian="normal" style:font-name-complex="Proxima Nova" style:font-size-complex="14pt" style:font-style-complex="italic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Proxima Nova" fo:font-size="40pt" fo:letter-spacing="normal" fo:font-style="normal" style:text-underline-style="none" fo:font-weight="bold" style:font-name-asian="Proxima Nova" style:font-size-asian="40pt" style:font-style-asian="normal" style:font-weight-asian="bold" style:font-name-complex="Proxima Nova" style:font-size-complex="40pt" style:font-style-complex="normal" style:font-weight-complex="bold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Proxima Nova" fo:font-size="11pt" fo:letter-spacing="normal" fo:font-style="normal" style:text-underline-style="none" fo:font-weight="normal" style:font-name-asian="Proxima Nova" style:font-size-asian="11pt" style:font-style-asian="normal" style:font-weight-asian="normal" style:font-name-complex="Proxima Nova" style:font-size-complex="1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6cm" text:min-label-width="0.81cm"/>
        <style:text-properties style:font-name="Proxima Nova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6cm" text:min-label-width="0.81cm"/>
        <style:text-properties style:font-name="Proxima Nova" fo:color="#000000" fo:font-size="100%"/>
      </text:list-level-style-bullet>
      <text:list-level-style-bullet text:level="2" text:bullet-char="○">
        <style:list-level-properties text:space-before="1.73cm" text:min-label-width="0.81cm"/>
        <style:text-properties style:font-name="Proxima Nova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46cm" text:min-label-width="0.81cm"/>
        <style:text-properties fo:color="#000000" fo:font-size="100%"/>
      </text:list-level-style-number>
      <text:list-level-style-bullet text:level="2" text:bullet-char="○">
        <style:list-level-properties text:space-before="1.73cm" text:min-label-width="0.81cm"/>
        <style:text-properties style:font-name="Proxima Nova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46cm" text:min-label-width="0.81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ource Development Trigger Framework" draw:style-name="dp1" draw:master-page-name="TITLE" presentation:presentation-page-layout-name="AL1T0">
        <draw:frame draw:name="Google Shape;207;p34" presentation:style-name="pr1" draw:text-style-name="P2" draw:layer="layout" svg:width="16.509cm" svg:height="1.904cm" svg:x="5.061cm" svg:y="6.033cm" presentation:class="title" presentation:user-transformed="true">
          <draw:text-box>
            <text:p text:style-name="P1"><text:span text:style-name="T1">Source Development Trigger Framework</text:span></text:p>
          </draw:text-box>
        </draw:frame>
        <draw:frame draw:name="Google Shape;208;p34" presentation:style-name="pr2" draw:text-style-name="P3" draw:layer="layout" svg:width="13.969cm" svg:height="0.793cm" svg:x="5.061cm" svg:y="8.467cm" presentation:class="subtitle" presentation:user-transformed="true">
          <draw:text-box>
            <text:p text:style-name="P1"><text:span text:style-name="T2">Proposal for a new trigger framework to work with a new development model.</text:span></text:p>
          </draw:text-box>
        </draw:frame>
        <draw:frame draw:name="Google Shape;209;p34" presentation:style-name="pr3" draw:text-style-name="P4" draw:layer="layout" svg:width="12.699cm" svg:height="3.332cm" svg:x="5.061cm" svg:y="9.737cm" presentation:class="subtitle" presentation:user-transformed="true">
          <draw:text-box>
            <text:p text:style-name="P1"><text:span text:style-name="T3">Bill C Riemers</text:span></text:p>
            <text:p text:style-name="P1"><text:span text:style-name="T3">Principle Engineer</text:span></text:p>
            <text:p text:style-name="P1"><text:span text:style-name="T3">2020-12-15</text:span></text:p>
          </draw:text-box>
        </draw:frame>
        <presentation:notes draw:style-name="dp2">
          <draw:page-thumbnail draw:name="Google Shape;204;gb6f3e2d2d_2_207:notes" draw:style-name="gr1" draw:layer="layout" svg:width="16.932cm" svg:height="9.524cm" svg:x="1.059cm" svg:y="1.905cm" draw:page-number="1" presentation:class="page"/>
          <draw:frame draw:name="Google Shape;205;gb6f3e2d2d_2_207:notes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alesforce Best Practices" draw:style-name="dp1" draw:master-page-name="CUSTOM_5f_1">
        <draw:frame draw:name="Google Shape;214;p35" presentation:style-name="pr5" draw:text-style-name="P7" draw:layer="layout" svg:width="1.001cm" svg:height="1.092cm" svg:x="0.287cm" svg:y="13.15cm" presentation:class="page-number" presentation:user-transformed="true">
          <draw:text-box>
            <text:p text:style-name="P6"><text:span text:style-name="T4"><text:page-number>1</text:page-number></text:span></text:p>
          </draw:text-box>
        </draw:frame>
        <draw:frame draw:name="Google Shape;215;p35" presentation:style-name="pr6" draw:text-style-name="P8" draw:layer="layout" svg:width="20.807cm" svg:height="2.952cm" svg:x="2.296cm" svg:y="0cm" presentation:class="title" presentation:user-transformed="true">
          <draw:text-box>
            <text:p text:style-name="P1"><text:span text:style-name="T5">Salesforce Best Practices</text:span></text:p>
          </draw:text-box>
        </draw:frame>
        <draw:frame draw:name="Google Shape;216;p35" presentation:style-name="pr7" draw:text-style-name="P9" draw:layer="layout" svg:width="20.807cm" svg:height="1.823cm" svg:x="2.296cm" svg:y="2.583cm" presentation:class="subtitle" presentation:user-transformed="true">
          <draw:text-box>
            <text:p text:style-name="P1"><text:span text:style-name="T6">Click to add subtitle</text:span></text:p>
          </draw:text-box>
        </draw:frame>
        <draw:frame draw:name="Google Shape;217;p35" presentation:style-name="pr8" draw:text-style-name="P14" draw:layer="layout" svg:width="20.807cm" svg:height="7.346cm" svg:x="2.296cm" svg:y="4.516cm" presentation:class="outline" presentation:user-transformed="true">
          <draw:text-box>
            <text:p text:style-name="P10"><text:span text:style-name="T6">Salesforce recommends the following:</text:span></text:p>
            <text:list text:style-name="L7">
              <text:list-item>
                <text:p text:style-name="P11"><text:span text:style-name="T7"><text:a xlink:href="https://developer.salesforce.com/wiki/apex_code_best_practices" xlink:type="simple">Streamlining Multiple Triggers on the Same Object</text:a></text:span></text:p>
              </text:list-item>
            </text:list>
            <text:list text:style-name="L8">
              <text:list-item>
                <text:list>
                  <text:list-item>
                    <text:p text:style-name="P12"><text:span text:style-name="T6">Avoids redundant queries and for statements.</text:span></text:p>
                  </text:list-item>
                  <text:list-item>
                    <text:p text:style-name="P12"><text:span text:style-name="T6">Control order of operation.</text:span></text:p>
                  </text:list-item>
                </text:list>
              </text:list-item>
            </text:list>
            <text:p text:style-name="P11"><text:span text:style-name="T6">Others are more strict and recommend</text:span></text:p>
            <text:list text:continue-numbering="true" text:style-name="L8">
              <text:list-item>
                <text:p text:style-name="P13"><text:span text:style-name="T6">One trigger per object, logicless triggers, context specific handler methods.</text:span></text:p>
              </text:list-item>
            </text:list>
          </draw:text-box>
        </draw:frame>
        <presentation:notes draw:style-name="dp2">
          <draw:page-thumbnail draw:name="Google Shape;211;ga909ef0c5e_0_0:notes" draw:style-name="gr1" draw:layer="layout" svg:width="16.932cm" svg:height="9.524cm" svg:x="1.059cm" svg:y="1.905cm" draw:page-number="2" presentation:class="page"/>
          <draw:frame draw:name="Google Shape;212;ga909ef0c5e_0_0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 Hat’s Solution for Org Base Development" draw:style-name="dp1" draw:master-page-name="CUSTOM_5f_1">
        <draw:frame draw:name="Google Shape;222;p36" presentation:style-name="pr5" draw:text-style-name="P7" draw:layer="layout" svg:width="1.001cm" svg:height="1.092cm" svg:x="0.287cm" svg:y="13.15cm" presentation:class="page-number" presentation:user-transformed="true">
          <draw:text-box>
            <text:p text:style-name="P6"><text:span text:style-name="T4"><text:page-number>1</text:page-number></text:span></text:p>
          </draw:text-box>
        </draw:frame>
        <draw:frame draw:name="Google Shape;223;p36" presentation:style-name="pr6" draw:text-style-name="P8" draw:layer="layout" svg:width="20.807cm" svg:height="2.952cm" svg:x="2.296cm" svg:y="0cm" presentation:class="title" presentation:user-transformed="true">
          <draw:text-box>
            <text:p text:style-name="P1"><text:span text:style-name="T5">Red Hat’s Solution for Org Base Development</text:span></text:p>
          </draw:text-box>
        </draw:frame>
        <draw:frame draw:name="Google Shape;224;p36" presentation:style-name="pr7" draw:text-style-name="P9" draw:layer="layout" svg:width="20.807cm" svg:height="1.823cm" svg:x="2.296cm" svg:y="2.583cm" presentation:class="subtitle" presentation:user-transformed="true">
          <draw:text-box>
            <text:p text:style-name="P1"><text:span text:style-name="T6">AbstracTrigger</text:span></text:p>
          </draw:text-box>
        </draw:frame>
        <draw:frame draw:name="Google Shape;225;p36" presentation:style-name="pr8" draw:text-style-name="P14" draw:layer="layout" svg:width="20.807cm" svg:height="7.346cm" svg:x="2.296cm" svg:y="4.516cm" presentation:class="outline" presentation:user-transformed="true">
          <draw:text-box>
            <text:p text:style-name="P10"><text:span text:style-name="T6">The features of the Red Hat AbstractTrigger class solution include:</text:span></text:p>
            <text:list text:style-name="L7">
              <text:list-item>
                <text:p text:style-name="P10"><text:span text:style-name="T6">One before, one after trigger per SObject. <text:s/>Each trigger calls a handler class.</text:span></text:p>
              </text:list-item>
              <text:list-item>
                <text:p text:style-name="P15"><text:span text:style-name="T6">One handler class per trigger.</text:span></text:p>
              </text:list-item>
              <text:list-item>
                <text:p text:style-name="P15"><text:span text:style-name="T6">Many context dependant methods per handler class.</text:span></text:p>
              </text:list-item>
              <text:list-item>
                <text:p text:style-name="P15"><text:span text:style-name="T6">Boolean Metadata and Boolean Hierarchy to selectively activate and deactivate methods.</text:span></text:p>
              </text:list-item>
              <text:list-item>
                <text:p text:style-name="P15"><text:span text:style-name="T6">100% coverage is often of handler classes achievable with few or 0 DML operations.</text:span></text:p>
              </text:list-item>
            </text:list>
          </draw:text-box>
        </draw:frame>
        <presentation:notes draw:style-name="dp2">
          <draw:page-thumbnail draw:name="Google Shape;219;ga909ef0c5e_0_8:notes" draw:style-name="gr1" draw:layer="layout" svg:width="16.932cm" svg:height="9.524cm" svg:x="1.059cm" svg:y="1.905cm" draw:page-number="3" presentation:class="page"/>
          <draw:frame draw:name="Google Shape;220;ga909ef0c5e_0_8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bstractTrigger Disadvantages" draw:style-name="dp1" draw:master-page-name="CUSTOM_5f_1">
        <draw:frame draw:name="Google Shape;230;p37" presentation:style-name="pr5" draw:text-style-name="P7" draw:layer="layout" svg:width="1.001cm" svg:height="1.092cm" svg:x="0.287cm" svg:y="13.15cm" presentation:class="page-number" presentation:user-transformed="true">
          <draw:text-box>
            <text:p text:style-name="P6"><text:span text:style-name="T4"><text:page-number>1</text:page-number></text:span></text:p>
          </draw:text-box>
        </draw:frame>
        <draw:frame draw:name="Google Shape;231;p37" presentation:style-name="pr6" draw:text-style-name="P8" draw:layer="layout" svg:width="20.807cm" svg:height="2.952cm" svg:x="2.296cm" svg:y="0cm" presentation:class="title" presentation:user-transformed="true">
          <draw:text-box>
            <text:p text:style-name="P1"><text:span text:style-name="T5">AbstractTrigger Disadvantages</text:span></text:p>
          </draw:text-box>
        </draw:frame>
        <draw:frame draw:name="Google Shape;232;p37" presentation:style-name="pr11" draw:text-style-name="P16" draw:layer="layout" svg:width="20.807cm" svg:height="1.823cm" svg:x="2.296cm" svg:y="2.583cm" presentation:class="subtitle" presentation:placeholder="true" presentation:user-transformed="true">
          <draw:text-box/>
        </draw:frame>
        <draw:frame draw:name="Google Shape;233;p37" presentation:style-name="pr8" draw:text-style-name="P14" draw:layer="layout" svg:width="20.807cm" svg:height="7.346cm" svg:x="2.296cm" svg:y="4.516cm" presentation:class="outline" presentation:user-transformed="true">
          <draw:text-box>
            <text:p text:style-name="P10"><text:span text:style-name="T6">The disadvantage of the AbstractTrigger method is:</text:span></text:p>
            <text:list text:style-name="L7">
              <text:list-item>
                <text:p text:style-name="P10"><text:span text:style-name="T6">Vendors and consultants have a learning curve to use it and have to strictly follow our coding styles to make the methods managable.</text:span></text:p>
              </text:list-item>
              <text:list-item>
                <text:p text:style-name="P15"><text:span text:style-name="T6">Many developers end up editing the same class for different projects and routinely these changes need to be cherry picked to build a production release.</text:span></text:p>
              </text:list-item>
              <text:list-item>
                <text:p text:style-name="P15"><text:span text:style-name="T6">Code developed for unmanaged packages may need to be completely rewritten to fit in the framework.</text:span></text:p>
              </text:list-item>
              <text:list-item>
                <text:p text:style-name="P15"><text:span text:style-name="T6">Developers need to understand code that is not context dependant to their project.</text:span></text:p>
              </text:list-item>
            </text:list>
          </draw:text-box>
        </draw:frame>
        <presentation:notes draw:style-name="dp2">
          <draw:page-thumbnail draw:name="Google Shape;227;ga909ef0c5e_0_22:notes" draw:style-name="gr1" draw:layer="layout" svg:width="16.932cm" svg:height="9.524cm" svg:x="1.059cm" svg:y="1.905cm" draw:page-number="4" presentation:class="page"/>
          <draw:frame draw:name="Google Shape;228;ga909ef0c5e_0_22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urce Dependant Development Blockers" draw:style-name="dp1" draw:master-page-name="CUSTOM_5f_1">
        <draw:frame draw:name="Google Shape;238;p38" presentation:style-name="pr5" draw:text-style-name="P7" draw:layer="layout" svg:width="1.001cm" svg:height="1.092cm" svg:x="0.287cm" svg:y="13.15cm" presentation:class="page-number" presentation:user-transformed="true">
          <draw:text-box>
            <text:p text:style-name="P6"><text:span text:style-name="T4"><text:page-number>1</text:page-number></text:span></text:p>
          </draw:text-box>
        </draw:frame>
        <draw:frame draw:name="Google Shape;239;p38" presentation:style-name="pr6" draw:text-style-name="P8" draw:layer="layout" svg:width="20.807cm" svg:height="2.952cm" svg:x="2.296cm" svg:y="0cm" presentation:class="title" presentation:user-transformed="true">
          <draw:text-box>
            <text:p text:style-name="P1"><text:span text:style-name="T5">Source Dependant Development Blockers</text:span></text:p>
          </draw:text-box>
        </draw:frame>
        <draw:frame draw:name="Google Shape;240;p38" presentation:style-name="pr13" draw:text-style-name="P16" draw:layer="layout" svg:width="20.807cm" svg:height="1.823cm" svg:x="2.296cm" svg:y="2.583cm" presentation:class="subtitle" presentation:placeholder="true" presentation:user-transformed="true">
          <draw:text-box/>
        </draw:frame>
        <draw:frame draw:name="Google Shape;241;p38" presentation:style-name="pr8" draw:text-style-name="P14" draw:layer="layout" svg:width="20.807cm" svg:height="7.346cm" svg:x="2.296cm" svg:y="4.516cm" presentation:class="outline" presentation:user-transformed="true">
          <draw:text-box>
            <text:p text:style-name="P10"><text:span text:style-name="T6">The AbstractTrigger unviable for packaged based deployments for the following reasons:</text:span></text:p>
            <text:list text:style-name="L7">
              <text:list-item>
                <text:p text:style-name="P10"><text:span text:style-name="T6">Projects need to isolate code into independent units of work.</text:span><text:span text:style-name="T6"><text:line-break/></text:span><text:span text:style-name="T8">If every project needs to update the same set of core trigger handlers, this independence was lost.</text:span></text:p>
              </text:list-item>
              <text:list-item>
                <text:p text:style-name="P15"><text:span text:style-name="T6">Dependencies of non-org dependent packages need a strict chain. <text:s/></text:span><text:span text:style-name="T6"><text:line-break/></text:span><text:span text:style-name="T8">Which means all packages need to depend on the AbstractTrigger package. <text:s/>Furthermore, if package A depends on fields and package B, and package B depends on a trigger handler in package A, then the developers of both packages need to collaborate to introduce a package C that both A &amp; B depend on.</text:span></text:p>
              </text:list-item>
            </text:list>
            <text:p text:style-name="P10"><text:span text:style-name="T6"/></text:p>
          </draw:text-box>
        </draw:frame>
        <presentation:notes draw:style-name="dp2">
          <draw:page-thumbnail draw:name="Google Shape;235;ga909ef0c5e_0_29:notes" draw:style-name="gr1" draw:layer="layout" svg:width="16.932cm" svg:height="9.524cm" svg:x="1.059cm" svg:y="1.905cm" draw:page-number="5" presentation:class="page"/>
          <draw:frame draw:name="Google Shape;236;ga909ef0c5e_0_29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sired Solution Requirements" draw:style-name="dp1" draw:master-page-name="CUSTOM_5f_1">
        <draw:frame draw:name="Google Shape;246;p39" presentation:style-name="pr5" draw:text-style-name="P7" draw:layer="layout" svg:width="1.001cm" svg:height="1.092cm" svg:x="0.287cm" svg:y="13.15cm" presentation:class="page-number" presentation:user-transformed="true">
          <draw:text-box>
            <text:p text:style-name="P6"><text:span text:style-name="T4"><text:page-number>1</text:page-number></text:span></text:p>
          </draw:text-box>
        </draw:frame>
        <draw:frame draw:name="Google Shape;247;p39" presentation:style-name="pr6" draw:text-style-name="P8" draw:layer="layout" svg:width="20.807cm" svg:height="2.952cm" svg:x="2.296cm" svg:y="0cm" presentation:class="title" presentation:user-transformed="true">
          <draw:text-box>
            <text:p text:style-name="P1"><text:span text:style-name="T5">Desired Solution Requirements</text:span></text:p>
          </draw:text-box>
        </draw:frame>
        <draw:frame draw:name="Google Shape;248;p39" presentation:style-name="pr15" draw:text-style-name="P16" draw:layer="layout" svg:width="20.807cm" svg:height="1.823cm" svg:x="2.296cm" svg:y="2.583cm" presentation:class="subtitle" presentation:placeholder="true" presentation:user-transformed="true">
          <draw:text-box/>
        </draw:frame>
        <draw:frame draw:name="Google Shape;249;p39" presentation:style-name="pr8" draw:text-style-name="P14" draw:layer="layout" svg:width="20.807cm" svg:height="7.346cm" svg:x="2.296cm" svg:y="4.516cm" presentation:class="outline" presentation:user-transformed="true">
          <draw:text-box>
            <text:p text:style-name="P10"><text:span text:style-name="T6">Ideally the trigger framework we create to solve this should meet the following requirements:</text:span></text:p>
            <text:list text:style-name="L7">
              <text:list-item>
                <text:p text:style-name="P10"><text:span text:style-name="T6">Easy for an Salesforce Developer to adopt.</text:span></text:p>
              </text:list-item>
              <text:list-item>
                <text:p text:style-name="P15"><text:span text:style-name="T6">Easy to migrate unmanaged packages.</text:span></text:p>
              </text:list-item>
              <text:list-item>
                <text:p text:style-name="P15"><text:span text:style-name="T6">Only a loose dependency chain.</text:span><text:span text:style-name="T6"><text:line-break/></text:span><text:span text:style-name="T8">While we can still implement helper classes, abstract classes, and interfaces, the use of the framework should not depend on them.</text:span></text:p>
              </text:list-item>
              <text:list-item>
                <text:p text:style-name="P15"><text:span text:style-name="T6">Keep the context dependent methods, control order of invocation, easy activation and deactivation.</text:span></text:p>
              </text:list-item>
              <text:list-item>
                <text:p text:style-name="P15"><text:span text:style-name="T6">Does not require porting all existing AbstractTrigger implementations.</text:span></text:p>
              </text:list-item>
            </text:list>
          </draw:text-box>
        </draw:frame>
        <presentation:notes draw:style-name="dp2">
          <draw:page-thumbnail draw:name="Google Shape;243;ga909ef0c5e_0_43:notes" draw:style-name="gr1" draw:layer="layout" svg:width="16.932cm" svg:height="9.524cm" svg:x="1.059cm" svg:y="1.905cm" draw:page-number="6" presentation:class="page"/>
          <draw:frame draw:name="Google Shape;244;ga909ef0c5e_0_43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posed Solution" draw:style-name="dp1" draw:master-page-name="CUSTOM_5f_1">
        <draw:frame draw:name="Google Shape;254;p40" presentation:style-name="pr5" draw:text-style-name="P7" draw:layer="layout" svg:width="1.001cm" svg:height="1.092cm" svg:x="0.287cm" svg:y="13.15cm" presentation:class="page-number" presentation:user-transformed="true">
          <draw:text-box>
            <text:p text:style-name="P6"><text:span text:style-name="T4"><text:page-number>1</text:page-number></text:span></text:p>
          </draw:text-box>
        </draw:frame>
        <draw:frame draw:name="Google Shape;255;p40" presentation:style-name="pr6" draw:text-style-name="P8" draw:layer="layout" svg:width="20.807cm" svg:height="2.952cm" svg:x="2.296cm" svg:y="0cm" presentation:class="title" presentation:user-transformed="true">
          <draw:text-box>
            <text:p text:style-name="P1"><text:span text:style-name="T5">Proposed Solution</text:span></text:p>
          </draw:text-box>
        </draw:frame>
        <draw:frame draw:name="Google Shape;256;p40" presentation:style-name="pr7" draw:text-style-name="P9" draw:layer="layout" svg:width="20.807cm" svg:height="1.823cm" svg:x="2.296cm" svg:y="2.583cm" presentation:class="subtitle" presentation:user-transformed="true">
          <draw:text-box>
            <text:p text:style-name="P1"><text:span text:style-name="T6">Callable Triggers</text:span></text:p>
          </draw:text-box>
        </draw:frame>
        <draw:frame draw:name="Google Shape;257;p40" presentation:style-name="pr8" draw:text-style-name="P14" draw:layer="layout" svg:width="20.807cm" svg:height="7.346cm" svg:x="2.296cm" svg:y="4.516cm" presentation:class="outline" presentation:user-transformed="true">
          <draw:text-box>
            <text:p text:style-name="P10"><text:span text:style-name="T6">Salesforce provides a Callable interface. <text:s/>Our proposal is to use it for triggers in the following manner: </text:span></text:p>
            <text:list text:style-name="L7">
              <text:list-item>
                <text:p text:style-name="P10"><text:span text:style-name="T6">Each trigger handler implements a call method that accepts an action and a map as input parameters.</text:span></text:p>
              </text:list-item>
              <text:list-item>
                <text:p text:style-name="P15"><text:span text:style-name="T6">The action is the name of the trigger method to invoke. <text:s/>The map is everything one would normally find in the System.Trigger object.</text:span></text:p>
              </text:list-item>
              <text:list-item>
                <text:p text:style-name="P15"><text:span text:style-name="T6">The SObject trigger either can call our triggermanagement class directly, or it can use reflection to only call the trigger management class when available, otherwise call the handler directly.</text:span></text:p>
              </text:list-item>
              <text:list-item>
                <text:p text:style-name="P15"><text:span text:style-name="T6">The AbstractClasss can call directly into the trigger management class, to avoid writing new triggers on every SObject.</text:span></text:p>
              </text:list-item>
            </text:list>
          </draw:text-box>
        </draw:frame>
        <presentation:notes draw:style-name="dp2">
          <draw:page-thumbnail draw:name="Google Shape;251;ga909ef0c5e_0_50:notes" draw:style-name="gr1" draw:layer="layout" svg:width="16.932cm" svg:height="9.524cm" svg:x="1.059cm" svg:y="1.905cm" draw:page-number="7" presentation:class="page"/>
          <draw:frame draw:name="Google Shape;252;ga909ef0c5e_0_50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king It Easy" draw:style-name="dp1" draw:master-page-name="CUSTOM_5f_1">
        <draw:frame draw:name="Google Shape;262;p41" presentation:style-name="pr5" draw:text-style-name="P7" draw:layer="layout" svg:width="1.001cm" svg:height="1.092cm" svg:x="0.287cm" svg:y="13.15cm" presentation:class="page-number" presentation:user-transformed="true">
          <draw:text-box>
            <text:p text:style-name="P6"><text:span text:style-name="T4"><text:page-number>1</text:page-number></text:span></text:p>
          </draw:text-box>
        </draw:frame>
        <draw:frame draw:name="Google Shape;263;p41" presentation:style-name="pr6" draw:text-style-name="P8" draw:layer="layout" svg:width="20.807cm" svg:height="2.952cm" svg:x="2.296cm" svg:y="0cm" presentation:class="title" presentation:user-transformed="true">
          <draw:text-box>
            <text:p text:style-name="P1"><text:span text:style-name="T5">Making It Easy</text:span></text:p>
          </draw:text-box>
        </draw:frame>
        <draw:frame draw:name="Google Shape;264;p41" presentation:style-name="pr7" draw:text-style-name="P9" draw:layer="layout" svg:width="20.807cm" svg:height="1.823cm" svg:x="2.296cm" svg:y="2.583cm" presentation:class="subtitle" presentation:user-transformed="true">
          <draw:text-box>
            <text:p text:style-name="P1"><text:span text:style-name="T6">Callable Triggers</text:span></text:p>
          </draw:text-box>
        </draw:frame>
        <draw:frame draw:name="Google Shape;265;p41" presentation:style-name="pr8" draw:text-style-name="P14" draw:layer="layout" svg:width="20.807cm" svg:height="7.346cm" svg:x="2.296cm" svg:y="4.516cm" presentation:class="outline" presentation:user-transformed="true">
          <draw:text-box>
            <text:p text:style-name="P10"><text:span text:style-name="T6">The following features can make it really easy:</text:span></text:p>
            <text:list text:style-name="L7">
              <text:list-item>
                <text:p text:style-name="P10"><text:span text:style-name="T6">Simple substitutions like Trigger.isBefore can be (Boolean)args.get(‘isBefore’).</text:span></text:p>
              </text:list-item>
              <text:list-item>
                <text:p text:style-name="P15"><text:span text:style-name="T6">Triggers methods can loosely communicate with each other by passing values in the args.</text:span></text:p>
              </text:list-item>
              <text:list-item>
                <text:p text:style-name="P15"><text:span text:style-name="T6">Boolean Metadata, Boolean Hierarchy and order of invocation are the job of the trigger manager.</text:span></text:p>
              </text:list-item>
              <text:list-item>
                <text:p text:style-name="P15"><text:span text:style-name="T6">A TriggerArguments class can be used to make compatibility even more seamless. E.g. Trigger.isBefore is equivalent to triggerArgument.isBefore</text:span></text:p>
              </text:list-item>
              <text:list-item>
                <text:p text:style-name="P15"><text:span text:style-name="T6">This is actually simpler to implement and use than our current processTriggers method.</text:span></text:p>
              </text:list-item>
            </text:list>
          </draw:text-box>
        </draw:frame>
        <presentation:notes draw:style-name="dp2">
          <draw:page-thumbnail draw:name="Google Shape;259;ga909ef0c5e_0_57:notes" draw:style-name="gr1" draw:layer="layout" svg:width="16.932cm" svg:height="9.524cm" svg:x="1.059cm" svg:y="1.905cm" draw:page-number="8" presentation:class="page"/>
          <draw:frame draw:name="Google Shape;260;ga909ef0c5e_0_57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king It Easy" draw:style-name="dp1" draw:master-page-name="CUSTOM_5f_1">
        <draw:frame draw:name="Google Shape;270;p42" presentation:style-name="pr5" draw:text-style-name="P7" draw:layer="layout" svg:width="1.001cm" svg:height="1.092cm" svg:x="0.287cm" svg:y="13.15cm" presentation:class="page-number" presentation:user-transformed="true">
          <draw:text-box>
            <text:p text:style-name="P6"><text:span text:style-name="T4"><text:page-number>1</text:page-number></text:span></text:p>
          </draw:text-box>
        </draw:frame>
        <draw:frame draw:name="Google Shape;271;p42" presentation:style-name="pr6" draw:text-style-name="P8" draw:layer="layout" svg:width="20.807cm" svg:height="2.952cm" svg:x="2.296cm" svg:y="0cm" presentation:class="title" presentation:user-transformed="true">
          <draw:text-box>
            <text:p text:style-name="P1"><text:span text:style-name="T5">Making It Easy</text:span></text:p>
          </draw:text-box>
        </draw:frame>
        <draw:frame draw:name="Google Shape;272;p42" presentation:style-name="pr7" draw:text-style-name="P9" draw:layer="layout" svg:width="20.807cm" svg:height="1.823cm" svg:x="2.296cm" svg:y="2.583cm" presentation:class="subtitle" presentation:user-transformed="true">
          <draw:text-box>
            <text:p text:style-name="P1"><text:span text:style-name="T6">Callable Triggers</text:span></text:p>
          </draw:text-box>
        </draw:frame>
        <draw:frame draw:name="Google Shape;273;p42" presentation:style-name="pr8" draw:text-style-name="P14" draw:layer="layout" svg:width="20.807cm" svg:height="7.346cm" svg:x="2.296cm" svg:y="4.516cm" presentation:class="outline" presentation:user-transformed="true">
          <draw:text-box>
            <text:p text:style-name="P10"><text:span text:style-name="T6">The following features can make it really easy:</text:span></text:p>
            <text:list text:style-name="L7">
              <text:list-item>
                <text:p text:style-name="P10"><text:span text:style-name="T6">Simple substitutions like Trigger.isBefore can be (Boolean)args.get(‘isBefore’).</text:span></text:p>
              </text:list-item>
              <text:list-item>
                <text:p text:style-name="P15"><text:span text:style-name="T6">Triggers methods can loosely communicate with each other by passing values in the args.</text:span></text:p>
              </text:list-item>
              <text:list-item>
                <text:p text:style-name="P15"><text:span text:style-name="T6">Boolean Metadata, Boolean Hierarchy and order of invocation are the job of the trigger manager.</text:span></text:p>
              </text:list-item>
              <text:list-item>
                <text:p text:style-name="P15"><text:span text:style-name="T6">A TriggerArguments class can be used to make compatibility even more seamless. E.g. Trigger.isBefore is equivalent to triggerArgument.isBefore</text:span></text:p>
              </text:list-item>
              <text:list-item>
                <text:p text:style-name="P15"><text:span text:style-name="T6">This is actually simpler to implement and use than our current processTriggers method.</text:span></text:p>
              </text:list-item>
            </text:list>
          </draw:text-box>
        </draw:frame>
        <presentation:notes draw:style-name="dp2">
          <draw:page-thumbnail draw:name="Google Shape;267;ga909ef0c5e_0_64:notes" draw:style-name="gr1" draw:layer="layout" svg:width="16.932cm" svg:height="9.524cm" svg:x="1.059cm" svg:y="1.905cm" draw:page-number="9" presentation:class="page"/>
          <draw:frame draw:name="Google Shape;268;ga909ef0c5e_0_64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Downsides" draw:style-name="dp1" draw:master-page-name="CUSTOM_5f_1">
        <draw:frame draw:name="Google Shape;278;p43" presentation:style-name="pr5" draw:text-style-name="P7" draw:layer="layout" svg:width="1.001cm" svg:height="1.092cm" svg:x="0.287cm" svg:y="13.15cm" presentation:class="page-number" presentation:user-transformed="true">
          <draw:text-box>
            <text:p text:style-name="P6"><text:span text:style-name="T4"><text:page-number>1</text:page-number></text:span></text:p>
          </draw:text-box>
        </draw:frame>
        <draw:frame draw:name="Google Shape;279;p43" presentation:style-name="pr6" draw:text-style-name="P8" draw:layer="layout" svg:width="20.807cm" svg:height="2.952cm" svg:x="2.296cm" svg:y="0cm" presentation:class="title" presentation:user-transformed="true">
          <draw:text-box>
            <text:p text:style-name="P1"><text:span text:style-name="T5">The Downsides</text:span></text:p>
          </draw:text-box>
        </draw:frame>
        <draw:frame draw:name="Google Shape;280;p43" presentation:style-name="pr7" draw:text-style-name="P9" draw:layer="layout" svg:width="20.807cm" svg:height="1.823cm" svg:x="2.296cm" svg:y="2.583cm" presentation:class="subtitle" presentation:user-transformed="true">
          <draw:text-box>
            <text:p text:style-name="P1"><text:span text:style-name="T6">Callable Triggers</text:span></text:p>
          </draw:text-box>
        </draw:frame>
        <draw:frame draw:name="Google Shape;281;p43" presentation:style-name="pr8" draw:text-style-name="P14" draw:layer="layout" svg:width="20.807cm" svg:height="7.346cm" svg:x="2.296cm" svg:y="4.516cm" presentation:class="outline" presentation:user-transformed="true">
          <draw:text-box>
            <text:p text:style-name="P10"><text:span text:style-name="T6">By switching such an architecture we have the following disadvantages:</text:span></text:p>
            <text:list text:style-name="L7">
              <text:list-item>
                <text:p text:style-name="P10"><text:span text:style-name="T6">Developers are less likely to share queries. <text:s/>Even though the framework allows it, it takes more planning to do so.</text:span></text:p>
              </text:list-item>
              <text:list-item>
                <text:p text:style-name="P15"><text:span text:style-name="T6">We are far more reliant on metadata. <text:s/>A set of methods maybe written to expect a certain order of operations, and a different project could change that order of operations on the fly, perhaps in an attempt to share queries.</text:span></text:p>
              </text:list-item>
              <text:list-item>
                <text:p text:style-name="P15"><text:span text:style-name="T6">This is a very much a home grown solution.</text:span></text:p>
              </text:list-item>
            </text:list>
          </draw:text-box>
        </draw:frame>
        <presentation:notes draw:style-name="dp2">
          <draw:page-thumbnail draw:name="Google Shape;275;ga909ef0c5e_0_71:notes" draw:style-name="gr1" draw:layer="layout" svg:width="16.932cm" svg:height="9.524cm" svg:x="1.059cm" svg:y="1.905cm" draw:page-number="10" presentation:class="page"/>
          <draw:frame draw:name="Google Shape;276;ga909ef0c5e_0_71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ext Steps" draw:style-name="dp1" draw:master-page-name="CUSTOM_5f_1">
        <draw:frame draw:name="Google Shape;286;p44" presentation:style-name="pr5" draw:text-style-name="P7" draw:layer="layout" svg:width="1.001cm" svg:height="1.092cm" svg:x="0.287cm" svg:y="13.15cm" presentation:class="page-number" presentation:user-transformed="true">
          <draw:text-box>
            <text:p text:style-name="P6"><text:span text:style-name="T4"><text:page-number>1</text:page-number></text:span></text:p>
          </draw:text-box>
        </draw:frame>
        <draw:frame draw:name="Google Shape;287;p44" presentation:style-name="pr6" draw:text-style-name="P8" draw:layer="layout" svg:width="20.807cm" svg:height="2.952cm" svg:x="2.296cm" svg:y="0cm" presentation:class="title" presentation:user-transformed="true">
          <draw:text-box>
            <text:p text:style-name="P1"><text:span text:style-name="T5">Next Steps</text:span></text:p>
          </draw:text-box>
        </draw:frame>
        <draw:frame draw:name="Google Shape;288;p44" presentation:style-name="pr7" draw:text-style-name="P9" draw:layer="layout" svg:width="20.807cm" svg:height="1.823cm" svg:x="2.296cm" svg:y="2.583cm" presentation:class="subtitle" presentation:user-transformed="true">
          <draw:text-box>
            <text:p text:style-name="P1"><text:span text:style-name="T6">Callable Triggers</text:span></text:p>
          </draw:text-box>
        </draw:frame>
        <draw:frame draw:name="Google Shape;289;p44" presentation:style-name="pr8" draw:text-style-name="P14" draw:layer="layout" svg:width="20.807cm" svg:height="7.346cm" svg:x="2.296cm" svg:y="4.516cm" presentation:class="outline" presentation:user-transformed="true">
          <draw:text-box>
            <text:p text:style-name="P10"><text:span text:style-name="T6">A proof of concept of this new trigger framework has been installed in Dev1. <text:s/>There is 100% code coverage, and several example callable triggers available, that are actively running.</text:span></text:p>
            <text:p text:style-name="P10"><text:span text:style-name="T6">Try it, and provide feedback. <text:s text:c="2"/>If your project depends on it, we’ll promote it with your project, provided no significant design flaws are found.</text:span></text:p>
          </draw:text-box>
        </draw:frame>
        <presentation:notes draw:style-name="dp2">
          <draw:page-thumbnail draw:name="Google Shape;283;ga909ef0c5e_0_78:notes" draw:style-name="gr1" draw:layer="layout" svg:width="16.932cm" svg:height="9.524cm" svg:x="1.059cm" svg:y="1.905cm" draw:page-number="11" presentation:class="page"/>
          <draw:frame draw:name="Google Shape;284;ga909ef0c5e_0_78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 YOU" draw:style-name="dp1" draw:master-page-name="simple-light" presentation:presentation-page-layout-name="AL1T0">
        <draw:frame draw:name="Google Shape;294;p45" presentation:style-name="pr22" draw:text-style-name="P17" draw:layer="layout" svg:width="16.496cm" svg:height="3.373cm" svg:x="4.962cm" svg:y="5.264cm" presentation:class="title" presentation:user-transformed="true">
          <draw:text-box>
            <text:p text:style-name="P1"><text:span text:style-name="T9">THANK YOU</text:span></text:p>
          </draw:text-box>
        </draw:frame>
        <draw:frame draw:name="Google Shape;295;p45" presentation:style-name="pr23" draw:text-style-name="P18" draw:layer="layout" svg:width="6.607cm" svg:height="0.86cm" svg:x="6.324cm" svg:y="9.069cm" presentation:class="subtitle" presentation:user-transformed="true">
          <draw:text-box>
            <text:p text:style-name="P1"><text:span text:style-name="T10">plus.google.com/+RedHat</text:span></text:p>
          </draw:text-box>
        </draw:frame>
        <draw:frame draw:name="Google Shape;296;p45" presentation:style-name="pr23" draw:text-style-name="P18" draw:layer="layout" svg:width="6.607cm" svg:height="0.86cm" svg:x="6.324cm" svg:y="10.368cm" presentation:class="subtitle" presentation:user-transformed="true">
          <draw:text-box>
            <text:p text:style-name="P1"><text:span text:style-name="T10">linkedin.com/company/red-hat</text:span></text:p>
          </draw:text-box>
        </draw:frame>
        <draw:frame draw:name="Google Shape;297;p45" presentation:style-name="pr23" draw:text-style-name="P18" draw:layer="layout" svg:width="6.607cm" svg:height="0.86cm" svg:x="6.324cm" svg:y="11.658cm" presentation:class="subtitle" presentation:user-transformed="true">
          <draw:text-box>
            <text:p text:style-name="P1"><text:span text:style-name="T10">youtube.com/user/RedHatVideos</text:span></text:p>
          </draw:text-box>
        </draw:frame>
        <draw:frame draw:name="Google Shape;298;p45" presentation:style-name="pr23" draw:text-style-name="P18" draw:layer="layout" svg:width="6.607cm" svg:height="0.86cm" svg:x="14.081cm" svg:y="9.069cm" presentation:class="subtitle" presentation:user-transformed="true">
          <draw:text-box>
            <text:p text:style-name="P1"><text:span text:style-name="T10">facebook.com/redhatinc</text:span></text:p>
          </draw:text-box>
        </draw:frame>
        <draw:frame draw:name="Google Shape;299;p45" presentation:style-name="pr23" draw:text-style-name="P18" draw:layer="layout" svg:width="6.607cm" svg:height="0.86cm" svg:x="14.081cm" svg:y="10.368cm" presentation:class="subtitle" presentation:user-transformed="true">
          <draw:text-box>
            <text:p text:style-name="P1"><text:span text:style-name="T10">twitter.com/RedHatNews</text:span></text:p>
          </draw:text-box>
        </draw:frame>
        <presentation:notes draw:style-name="dp2">
          <draw:page-thumbnail draw:name="Google Shape;291;gb6f3e2d2d_2_681:notes" draw:style-name="gr1" draw:layer="layout" svg:width="16.932cm" svg:height="9.524cm" svg:x="1.059cm" svg:y="1.905cm" draw:page-number="12" presentation:class="page"/>
          <draw:frame draw:name="Google Shape;292;gb6f3e2d2d_2_681:notes" presentation:style-name="pr2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000000009C40000057EBA553E8AF74FE868.png" xlink:type="simple" xlink:show="embed" xlink:actuate="onLoad"/>
    <draw:fill-image draw:name="msFillBitmap_20_2" draw:display-name="msFillBitmap 2" xlink:href="Pictures/10000000000009C40000057E03D106483533C329.png" xlink:type="simple" xlink:show="embed" xlink:actuate="onLoad"/>
    <draw:fill-image draw:name="msFillBitmap_20_3" draw:display-name="msFillBitmap 3" xlink:href="Pictures/10000000000009C40000057E827F0AADC99E28C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-background" style:display-name="CUSTOM_1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CUSTOM_5f_1-backgroundobjects" style:display-name="CUSTOM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-notes" style:display-name="CUSTOM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-outline1" style:display-name="CUSTOM_1-outline1" style:family="presentation">
      <style:graphic-properties draw:stroke="none" draw:fill="none" draw:auto-grow-height="false" draw:fit-to-size="shrink-to-fit" style:shrink-to-fit="true">
        <text:list-style style:name="CUSTOM_5f_1-outline1" style:display-name="CUSTOM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-outline2" style:display-name="CUSTOM_1-outline2" style:family="presentation" style:parent-style-name="CUSTOM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-outline3" style:display-name="CUSTOM_1-outline3" style:family="presentation" style:parent-style-name="CUSTOM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-outline4" style:display-name="CUSTOM_1-outline4" style:family="presentation" style:parent-style-name="CUSTOM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-outline5" style:display-name="CUSTOM_1-outline5" style:family="presentation" style:parent-style-name="CUSTOM_5f_1-outline4">
      <style:paragraph-properties fo:margin-top="0.1cm" fo:margin-bottom="0cm"/>
      <style:text-properties fo:font-size="20pt" style:font-size-asian="20pt" style:font-size-complex="20pt"/>
    </style:style>
    <style:style style:name="CUSTOM_5f_1-outline6" style:display-name="CUSTOM_1-outline6" style:family="presentation" style:parent-style-name="CUSTOM_5f_1-outline5">
      <style:paragraph-properties fo:margin-top="0.1cm" fo:margin-bottom="0cm"/>
      <style:text-properties fo:font-size="20pt" style:font-size-asian="20pt" style:font-size-complex="20pt"/>
    </style:style>
    <style:style style:name="CUSTOM_5f_1-outline7" style:display-name="CUSTOM_1-outline7" style:family="presentation" style:parent-style-name="CUSTOM_5f_1-outline6">
      <style:paragraph-properties fo:margin-top="0.1cm" fo:margin-bottom="0cm"/>
      <style:text-properties fo:font-size="20pt" style:font-size-asian="20pt" style:font-size-complex="20pt"/>
    </style:style>
    <style:style style:name="CUSTOM_5f_1-outline8" style:display-name="CUSTOM_1-outline8" style:family="presentation" style:parent-style-name="CUSTOM_5f_1-outline7">
      <style:paragraph-properties fo:margin-top="0.1cm" fo:margin-bottom="0cm"/>
      <style:text-properties fo:font-size="20pt" style:font-size-asian="20pt" style:font-size-complex="20pt"/>
    </style:style>
    <style:style style:name="CUSTOM_5f_1-outline9" style:display-name="CUSTOM_1-outline9" style:family="presentation" style:parent-style-name="CUSTOM_5f_1-outline8">
      <style:paragraph-properties fo:margin-top="0.1cm" fo:margin-bottom="0cm"/>
      <style:text-properties fo:font-size="20pt" style:font-size-asian="20pt" style:font-size-complex="20pt"/>
    </style:style>
    <style:style style:name="CUSTOM_5f_1-subtitle" style:display-name="CUSTOM_1-subtitle" style:family="presentation">
      <style:graphic-properties draw:stroke="none" draw:fill="none" draw:textarea-vertical-align="middle">
        <text:list-style style:name="CUSTOM_5f_1-subtitle" style:display-name="CUSTOM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-title" style:display-name="CUSTOM_1-title" style:family="presentation">
      <style:graphic-properties draw:stroke="none" draw:fill="none" draw:textarea-vertical-align="middle">
        <text:list-style style:name="CUSTOM_5f_1-title" style:display-name="CUSTOM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simple-ligh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outline1" style:family="presentation">
      <style:graphic-properties draw:stroke="none" draw:fill="none" draw:auto-grow-height="false" draw:fit-to-size="shrink-to-fit" style:shrink-to-fit="true">
        <text:list-style style:name="simple-ligh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outline2" style:family="presentation" style:parent-style-name="simple-ligh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imple-light-outline3" style:family="presentation" style:parent-style-name="simple-ligh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imple-light-outline4" style:family="presentation" style:parent-style-name="simple-ligh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imple-light-outline5" style:family="presentation" style:parent-style-name="simple-light-outline4">
      <style:paragraph-properties fo:margin-top="0.1cm" fo:margin-bottom="0cm"/>
      <style:text-properties fo:font-size="20pt" style:font-size-asian="20pt" style:font-size-complex="20pt"/>
    </style:style>
    <style:style style:name="simple-light-outline6" style:family="presentation" style:parent-style-name="simple-light-outline5">
      <style:paragraph-properties fo:margin-top="0.1cm" fo:margin-bottom="0cm"/>
      <style:text-properties fo:font-size="20pt" style:font-size-asian="20pt" style:font-size-complex="20pt"/>
    </style:style>
    <style:style style:name="simple-light-outline7" style:family="presentation" style:parent-style-name="simple-light-outline6">
      <style:paragraph-properties fo:margin-top="0.1cm" fo:margin-bottom="0cm"/>
      <style:text-properties fo:font-size="20pt" style:font-size-asian="20pt" style:font-size-complex="20pt"/>
    </style:style>
    <style:style style:name="simple-light-outline8" style:family="presentation" style:parent-style-name="simple-light-outline7">
      <style:paragraph-properties fo:margin-top="0.1cm" fo:margin-bottom="0cm"/>
      <style:text-properties fo:font-size="20pt" style:font-size-asian="20pt" style:font-size-complex="20pt"/>
    </style:style>
    <style:style style:name="simple-light-outline9" style:family="presentation" style:parent-style-name="simple-light-outline8">
      <style:paragraph-properties fo:margin-top="0.1cm" fo:margin-bottom="0cm"/>
      <style:text-properties fo:font-size="20pt" style:font-size-asian="20pt" style:font-size-complex="20pt"/>
    </style:style>
    <style:style style:name="simple-light-subtitle" style:family="presentation">
      <style:graphic-properties draw:stroke="none" draw:fill="none" draw:textarea-vertical-align="middle">
        <text:list-style style:name="simple-ligh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title" style:family="presentation">
      <style:graphic-properties draw:stroke="none" draw:fill="none" draw:textarea-vertical-align="middle">
        <text:list-style style:name="simple-ligh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17cm, 0cm, 0.017cm, 0cm)" draw:image-opacity="100%" style:mirror="none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CUSTOM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4" style:family="presentation" style:parent-style-name="CUSTOM_5f_1-backgroundobjects">
      <style:graphic-properties draw:stroke="none" draw:fill="none" draw:fill-color="#ffffff" draw:auto-grow-height="false" fo:min-height="1.27cm"/>
    </style:style>
    <style:style style:name="Mpr5" style:family="presentation" style:parent-style-name="CUSTOM_5f_1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simple-light-backgroundobjects">
      <style:graphic-properties draw:stroke="none" draw:fill="none" draw:fill-color="#ffffff" draw:auto-grow-height="false" fo:min-height="1.27cm"/>
    </style:style>
    <style:style style:name="Mpr7" style:family="presentation" style:parent-style-name="simple-ligh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T1" style:family="text">
      <style:text-properties fo:font-variant="normal" fo:text-transform="none" fo:color="#666666" style:text-line-through-style="none" style:text-line-through-type="none" style:text-position="0% 100%" style:font-name="Proxima Nova" fo:font-size="8pt" fo:letter-spacing="normal" fo:font-style="normal" style:text-underline-style="none" fo:font-weight="normal" style:font-name-asian="Proxima Nova" style:font-size-asian="8pt" style:font-style-asian="normal" style:font-weight-asian="normal" style:font-name-complex="Proxima Nova" style:font-size-complex="8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Proxima Nova" fo:font-size="8pt" fo:letter-spacing="normal" fo:font-style="normal" style:text-underline-style="none" fo:font-weight="normal" style:font-name-asian="Proxima Nova" style:font-size-asian="8pt" style:font-style-asian="normal" style:font-weight-asian="normal" style:font-name-complex="Proxima Nova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TITLE" style:page-layout-name="PM1" draw:style-name="Mdp1">
      <draw:frame draw:name="Google Shape;31;p8" draw:style-name="Mgr3" draw:text-style-name="MP5" draw:layer="backgroundobjects" svg:width="4.041cm" svg:height="1.306cm" svg:x="3.728cm" svg:y="4.183cm">
        <draw:image xlink:href="Pictures/100002010000012C0000006119E1D2712E4A63C0.png" xlink:type="simple" xlink:show="embed" xlink:actuate="onLoad">
          <text:p/>
        </draw:image>
      </draw:frame>
      <draw:frame draw:name="Google Shape;33;p9" presentation:style-name="TITLE-title" draw:layer="backgroundobjects" svg:width="16.509cm" svg:height="1.904cm" svg:x="5.061cm" svg:y="6.033cm" presentation:class="title" presentation:placeholder="true" presentation:user-transformed="true">
        <draw:text-box/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CUSTOM_5f_1" style:display-name="CUSTOM_1" style:page-layout-name="PM1" draw:style-name="Mdp2">
      <draw:custom-shape draw:name="Google Shape;51;p13" draw:style-name="Mgr4" draw:text-style-name="MP7" draw:layer="backgroundobjects" svg:width="21.275cm" svg:height="1.092cm" svg:x="1.147cm" svg:y="13.15cm">
        <text:p text:style-name="MP6"><text:span text:style-name="MT1">INSERT DESIGNATOR, IF NEEDED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2;p13" draw:style-name="Mgr5" draw:text-style-name="MP5" draw:layer="backgroundobjects" svg:width="1.818cm" svg:height="0.58cm" svg:x="23.132cm" svg:y="13.388cm">
        <draw:image xlink:href="Pictures/1000020100000207000000A7D382AF0617486384.png" xlink:type="simple" xlink:show="embed" xlink:actuate="onLoad">
          <text:p/>
        </draw:image>
      </draw:frame>
      <draw:frame draw:name="Google Shape;78;p16" presentation:style-name="Mpr3" draw:text-style-name="MP9" draw:layer="backgroundobjects" svg:width="1.001cm" svg:height="1.092cm" svg:x="0.287cm" svg:y="13.15cm" presentation:class="page-number" presentation:user-transformed="true">
        <draw:text-box>
          <text:p text:style-name="MP8"><text:span text:style-name="MT2"><text:page-number>1</text:page-number></text:span></text:p>
        </draw:text-box>
      </draw:frame>
      <draw:frame draw:name="Google Shape;79;p16" presentation:style-name="CUSTOM_5f_1-outline1" draw:layer="backgroundobjects" svg:width="20.807cm" svg:height="7.346cm" svg:x="2.296cm" svg:y="4.516cm" presentation:class="outline" presentation:placeholder="true" presentation:user-transformed="true">
        <draw:text-box/>
      </draw:frame>
      <draw:frame draw:name="Google Shape;80;p16" presentation:style-name="CUSTOM_5f_1-title" draw:layer="backgroundobjects" svg:width="20.807cm" svg:height="2.952cm" svg:x="2.296cm" svg:y="0cm" presentation:class="title" presentation:placeholder="true" presentation:user-transformed="true">
        <draw:text-box/>
      </draw:frame>
      <presentation:notes style:page-layout-name="PM2">
        <draw:page-thumbnail presentation:style-name="CUSTOM_5f_1-title" draw:layer="backgroundobjects" svg:width="16.931cm" svg:height="9.524cm" svg:x="1.059cm" svg:y="1.93cm" presentation:class="page"/>
        <draw:frame presentation:style-name="CUSTOM_5f_1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simple-light" style:page-layout-name="PM1" draw:style-name="Mdp3">
      <draw:frame draw:name="Google Shape;166;p30" draw:style-name="Mgr3" draw:text-style-name="MP5" draw:layer="backgroundobjects" svg:width="4.041cm" svg:height="1.306cm" svg:x="3.728cm" svg:y="4.183cm">
        <draw:image xlink:href="Pictures/100002010000012C0000006119E1D2712E4A63C0.png" xlink:type="simple" xlink:show="embed" xlink:actuate="onLoad">
          <text:p/>
        </draw:image>
      </draw:frame>
      <draw:frame draw:name="Google Shape;168;p31" presentation:style-name="simple-light-title" draw:layer="backgroundobjects" svg:width="16.496cm" svg:height="3.373cm" svg:x="4.962cm" svg:y="5.264cm" presentation:class="title" presentation:placeholder="true" presentation:user-transformed="true">
        <draw:text-box/>
      </draw:frame>
      <draw:frame draw:name="Google Shape;169;p31" draw:style-name="Mgr3" draw:text-style-name="MP5" draw:layer="backgroundobjects" svg:width="0.881cm" svg:height="0.881cm" svg:x="5.338cm" svg:y="9.057cm">
        <draw:image xlink:href="Pictures/100000000000008E0000008E7BAE23C5DE3B69C7.png" xlink:type="simple" xlink:show="embed" xlink:actuate="onLoad">
          <text:p/>
        </draw:image>
      </draw:frame>
      <draw:frame draw:name="Google Shape;170;p31" draw:style-name="Mgr3" draw:text-style-name="MP5" draw:layer="backgroundobjects" svg:width="0.881cm" svg:height="0.881cm" svg:x="5.338cm" svg:y="10.358cm">
        <draw:image xlink:href="Pictures/100000000000008E0000008E4A2C539770445D91.png" xlink:type="simple" xlink:show="embed" xlink:actuate="onLoad">
          <text:p/>
        </draw:image>
      </draw:frame>
      <draw:frame draw:name="Google Shape;171;p31" draw:style-name="Mgr3" draw:text-style-name="MP5" draw:layer="backgroundobjects" svg:width="0.881cm" svg:height="0.881cm" svg:x="5.338cm" svg:y="11.658cm">
        <draw:image xlink:href="Pictures/100000000000008E0000008E4D168AA0ADF52ADD.png" xlink:type="simple" xlink:show="embed" xlink:actuate="onLoad">
          <text:p/>
        </draw:image>
      </draw:frame>
      <draw:frame draw:name="Google Shape;172;p31" draw:style-name="Mgr3" draw:text-style-name="MP5" draw:layer="backgroundobjects" svg:width="0.881cm" svg:height="0.881cm" svg:x="13.117cm" svg:y="9.057cm">
        <draw:image xlink:href="Pictures/100000000000008E0000008E4ECC31E10EF172DF.png" xlink:type="simple" xlink:show="embed" xlink:actuate="onLoad">
          <text:p/>
        </draw:image>
      </draw:frame>
      <draw:frame draw:name="Google Shape;173;p31" draw:style-name="Mgr3" draw:text-style-name="MP5" draw:layer="backgroundobjects" svg:width="0.881cm" svg:height="0.881cm" svg:x="13.117cm" svg:y="10.358cm">
        <draw:image xlink:href="Pictures/100000000000008E0000008E895DAFDFE61AF13A.png" xlink:type="simple" xlink:show="embed" xlink:actuate="onLoad">
          <text:p/>
        </draw:image>
      </draw:frame>
      <presentation:notes style:page-layout-name="PM2">
        <draw:page-thumbnail presentation:style-name="simple-light-title" draw:layer="backgroundobjects" svg:width="16.931cm" svg:height="9.524cm" svg:x="1.059cm" svg:y="1.93cm" presentation:class="page"/>
        <draw:frame presentation:style-name="simple-ligh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6"/>
    <meta:generator>LibreOfficeDev/6.0.5.2$Linux_X86_64 LibreOffice_project/</meta:generator>
  </office:meta>
</office:document-meta>
</file>